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eResourceNotFoundException.CoreResourceNotFoun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ResourceNotFoundException.CoreResourceNotFoun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